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4pt" style:font-size-asian="14pt" style:font-size-complex="14pt" style:text-underline-type="single" style:text-underline-style="solid" style:text-underline-width="auto" style:text-underline-mode="continuous"/>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office:automatic-styles>
  <office:body>
    <office:text text:use-soft-page-breaks="true">
      <text:p text:style-name="P1">Potential abilities for the player:</text:p>
      <text:p text:style-name="Normal"><text:s text:c="3"/>The player is represented by a “god’s hand” that helps the main character get over obstacles. The main character runs forward and does not have the ability to jump over certain dangers or avoid them, so the role of the “god’s hand” is to take care of him.</text:p>
      <text:p text:style-name="Normal"/>
      <text:list text:style-name="LFO2" text:continue-numbering="true">
        <text:list-item>
          <text:p text:style-name="P2">The hand can push the character behind;</text:p>
        </text:list-item>
        <text:list-item>
          <text:p text:style-name="P3">The hand can form a platform, so the character can step on it;</text:p>
        </text:list-item>
        <text:list-item>
          <text:p text:style-name="P4">The hand can move certain objects from the environment;</text:p>
        </text:list-item>
        <text:list-item>
          <text:p text:style-name="P5">The hand can destroy certain objects from the environment;</text:p>
        </text:list-item>
        <text:list-item>
          <text:p text:style-name="P6">As the difficulty of the levels increase, the hand can use some power-ups to upgrade the existing powers;</text:p>
        </text:list-item>
        <text:list-item>
          <text:p text:style-name="P7">The hand can push certain tiles to unlock different paths that could make the level easier.</text:p>
        </text:list-item>
      </text:list>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 Bulai</meta:initial-creator>
    <dc:creator>Eva Bulai</dc:creator>
    <meta:creation-date>2019-02-12T17:50:00Z</meta:creation-date>
    <dc:date>2019-02-12T17:59:00Z</dc:date>
    <meta:template xlink:href="Normal" xlink:type="simple"/>
    <meta:editing-cycles>1</meta:editing-cycles>
    <meta:editing-duration>PT540S</meta:editing-duration>
    <meta:document-statistic meta:page-count="1" meta:paragraph-count="1" meta:word-count="106" meta:character-count="715" meta:row-count="5" meta:non-whitespace-character-count="610"/>
  </office:meta>
</office:document-meta>
</file>